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BAFAFEBC507D61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BAFAFEBC507D61B7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wish leaders try to </text:span><text:span text:style-name="T1"><text:line-break/></text:span><text:span text:style-name="T1">arrest Jesus</text:span></text:p>
            <text:p text:style-name="P3"><text:span text:style-name="T2">(John 7:25-53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4:14:56.739000000</dc:date>
    <meta:editing-duration>PT2H22M4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